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UnitVersionHelper.getTestCaseClassName( Test t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UnitVersionHelper.getTestCaseName( Test 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